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h text:outline-level="1" text:style-name="Heading_20_1">GroupBuild Contributor Onboarding Agreement</text:h>
      <text:p text:style-name="Standard">[Image Placeholder: GroupBuild Logo Banner]</text:p>
      <text:h text:outline-level="1" text:style-name="Heading_20_1">Welcome to GroupBuild</text:h>
      <text:p text:style-name="Standard">GroupBuild is where ethical developers, civic technologists, and democratic dreamers converge. You're here because you believe that code can empower people—and that civil society needs tools that protect, not manipulate. This document outlines what we’re building, how we work, and the terms under which you can join the mission.</text:p>
      <text:p text:style-name="Standard">[Table of Contents will be auto-generated in final PDF version]</text:p>
      <text:h text:outline-level="1" text:style-name="Heading_20_1">Our Mission</text:h>
      <text:p text:style-name="Standard">To create a platform that supports grassroots democracy, especially in environments where disinformation, censorship, or surveillance undermine civil liberties. GroupBuild will equip users with secure communication tools, ethical AI moderation, real-time democratic decision-making, and privacy-preserving identities.</text:p>
      <text:h text:outline-level="1" text:style-name="Heading_20_1">What We're Building</text:h>
      <text:p text:style-name="Standard">The MVP (Minimum Viable Platform) is a web-based coordination space for groups to advocate, organize, and act. It includes:</text:p>
      <text:list>
        <text:list-item>
          <text:p text:style-name="Standard">✔️ Real-time, editable-option voting (MeritRank Voting)</text:p>
        </text:list-item>
        <text:list-item>
          <text:p text:style-name="Standard">✔️ Ethical AI moderation (BeAxa) that flags bad behavior, without censorship</text:p>
        </text:list-item>
        <text:list-item>
          <text:p text:style-name="Standard">✔️ Identity protection via AnonIDs and quiz-based human verification</text:p>
        </text:list-item>
        <text:list-item>
          <text:p text:style-name="Standard">✔️ RepTags and ScripTags to track merit, ethics, and influence</text:p>
        </text:list-item>
        <text:list-item>
          <text:p text:style-name="Standard">✔️ Resources pages that generate user-customized media and strategy</text:p>
        </text:list-item>
        <text:list-item>
          <text:p text:style-name="Standard">✔️ Wireless network diversity protocols for secure protest coordination</text:p>
        </text:list-item>
        <text:list-item>
          <text:p text:style-name="Standard">✔️ Censorship-resistant archives, document versioning and forking</text:p>
        </text:list-item>
      </text:list>
      <text:p text:style-name="Standard">These features are designed to work together, even under stress—whether that's political repression, platform deplatforming, or hostile data environments.</text:p>
      <text:p text:style-name="Standard">[Image Placeholder: System Architecture Diagram – Identity, Voting, BeAxa, RepTags]</text:p>
      <text:h text:outline-level="1" text:style-name="Heading_20_1">How We Work</text:h>
      <text:p text:style-name="Standard">GroupBuild is a no-boss, no-kings team. We are non-hierarchical, peer-endorsed, and guided by mission more than ego. Contributors earn trust through useful work, respectful collaboration, and technical skill—not position or privilege.</text:p>
      <text:list>
        <text:list-item>
          <text:p text:style-name="Standard">✅ All code contributions are peer-reviewed</text:p>
        </text:list-item>
        <text:list-item>
          <text:p text:style-name="Standard">✅ Equity and access grow with RepTags and time-based contributions</text:p>
        </text:list-item>
        <text:list-item>
          <text:p text:style-name="Standard">✅ All discussions are logged and available for team review</text:p>
        </text:list-item>
        <text:list-item>
          <text:p text:style-name="Standard">✅ We assume good faith—but require ethical conduct</text:p>
        </text:list-item>
      </text:list>
      <text:p text:style-name="Standard">[Image Placeholder: Team Values/Workflow Graphic]</text:p>
      <text:h text:outline-level="1" text:style-name="Heading_20_1">Ways You Can Contribute</text:h>
      <text:p text:style-name="Standard">You don't need to be a full-stack guru to help. Our contributors span front-end, backend, devops, AI, and research. Roles include:</text:p>
      <text:list>
        <text:list-item>
          <text:p text:style-name="Standard">🧠 React UI design, chat overlays, voting UX, mobile-first UI</text:p>
        </text:list-item>
        <text:list-item>
          <text:p text:style-name="Standard">🔐 Backend APIs (Node.js, Express), DB schema design (PostgreSQL)</text:p>
        </text:list-item>
        <text:list-item>
          <text:p text:style-name="Standard">🤖 AI tuning (Python), ethical model design, multi-AI mesh logic</text:p>
        </text:list-item>
        <text:list-item>
          <text:p text:style-name="Standard">📡 Network resilience protocols (Bluetooth/NFC fallback)</text:p>
        </text:list-item>
        <text:list-item>
          <text:p text:style-name="Standard">📄 Quiz creation and prompt refinement for user-generated resources</text:p>
        </text:list-item>
        <text:list-item>
          <text:p text:style-name="Standard">🌍 Civic mapping (MapBox, geo-filters), event scheduling logic</text:p>
        </text:list-item>
      </text:list>
      <text:h text:outline-level="1" text:style-name="Heading_20_1">Key Features Explained</text:h>
      <text:p text:style-name="Standard">🔸 **MeritRank Voting** – Users can edit the voting options while voting continues. Each voter’s RepTags influence the vote weight. Group consensus is shaped by merit, not spam or speed.</text:p>
      <text:p text:style-name="Standard">🔸 **BeAxa AI Moderation** – Our AI moderation bot flags (but does not suppress) unethical behavior. It uses color-coded flags: Red for disinfo, Blue for incivility, Grey for irrationality. Groups can tune their own tolerance levels.</text:p>
      <text:p text:style-name="Standard">🔸 **RepTags/ScripTags** – These tags track user behavior: RepTags reward civility and merit; ScripTags track manipulative or dishonest content. The goal is to amplify ethical engagement without needing authoritarian controls.</text:p>
      <text:p text:style-name="Standard">🔸 **AnonIDs &amp; Verification** – Anonymous IDs persist across sessions and accumulate RepTags. Verification uses quiz games to test for human coherence, helping shut out bots or bad actors.</text:p>
      <text:p text:style-name="Standard">🔸 **Resource Pages** – Our content engine uses quizzes to refine prompt templates and generate tailored assets (e.g., protest guides, shareables, forkable PDFs). All versions are archived and censorship-proof.</text:p>
      <text:h text:outline-level="1" text:style-name="Heading_20_1">Legal Structure and IP Ownership</text:h>
      <text:p text:style-name="Standard">GroupBuild will be legally formed as a Canadian Special Purpose Corporation (SPC) to protect its mission while enabling ethical commerce. A nonprofit foundation will also be established to accept donations and promote open-access tools.</text:p>
      <text:p text:style-name="Standard">As a contributor, you agree to the following legal terms:</text:p>
      <text:list>
        <text:list-item>
          <text:p text:style-name="Standard">✔️ Your work may be used under open-source or reserved IP, depending on its function</text:p>
        </text:list-item>
        <text:list-item>
          <text:p text:style-name="Standard">✔️ Reserved IP (e.g., moderation logic, critical security) is held by GroupBuild trustees</text:p>
        </text:list-item>
        <text:list-item>
          <text:p text:style-name="Standard">✔️ You retain attribution rights and can request acknowledgements where appropriate</text:p>
        </text:list-item>
        <text:list-item>
          <text:p text:style-name="Standard">✔️ You will not reuse, resell, or leak non-public GroupBuild materials</text:p>
        </text:list-item>
        <text:list-item>
          <text:p text:style-name="Standard">✔️ Your confidentiality obligations persist indefinitely unless formally released</text:p>
        </text:list-item>
      </text:list>
      <text:p text:style-name="Standard">[Image Placeholder: Diagram of SPC + Foundation legal structure]</text:p>
      <text:h text:outline-level="1" text:style-name="Heading_20_1">Equity and Contributor Rewards</text:h>
      <text:p text:style-name="Standard">GroupBuild is pre-revenue, but serious contributors will be eligible for sweat equity. If/when we monetize (via services, merchandise, or grants), you may receive proportional equity or project-based bonuses. All disbursements will be logged transparently.</text:p>
      <text:h text:outline-level="1" text:style-name="Heading_20_1">Security, Privacy, and Conduct</text:h>
      <text:p text:style-name="Standard">You agree to protect user identities, platform security, and mission integrity by following best practices:</text:p>
      <text:list>
        <text:list-item>
          <text:p text:style-name="Standard">✔️ Encrypt local storage; use secure Git and team channels</text:p>
        </text:list-item>
        <text:list-item>
          <text:p text:style-name="Standard">✔️ Avoid sharing credentials or copying work to unauthorized spaces</text:p>
        </text:list-item>
        <text:list-item>
          <text:p text:style-name="Standard">✔️ Avoid personal gain from insider knowledge</text:p>
        </text:list-item>
        <text:list-item>
          <text:p text:style-name="Standard">✔️ Maintain civil discourse with all team members</text:p>
        </text:list-item>
        <text:list-item>
          <text:p text:style-name="Standard">✔️ Report any suspicious access, code tampering, or misinformation</text:p>
        </text:list-item>
      </text:list>
      <text:h text:outline-level="1" text:style-name="Heading_20_1">Join Us</text:h>
      <text:p text:style-name="Standard">To join, just email Rick or Elias and ask for repo access and an onboarding task. You’ll be paired with a contributor to help you get started.</text:p>
      <text:p text:style-name="Standard">📧 rick@groupbuild.org | elias@groupbuild.org</text:p>
      <text:p text:style-name="Standard">🔗 Website: https://groupbuild.org</text:p>
      <text:p text:style-name="Standard">💬 Discord: [Insert Link] | 💻 GitHub: [Insert Link]</text:p>
      <text:h text:outline-level="1" text:style-name="Heading_20_1">Who You're Building With</text:h>
      <text:p text:style-name="Standard">Rick Ballard – Civic tech strategist, former telecom exec, founder of multiple startups, now focused on building tools for digital democracy.</text:p>
      <text:p text:style-name="Standard">Elias – Backend engineer and privacy maximalist. Co-designer of GroupBuild’s mesh networking, encrypted identity, and moderation layers.</text:p>
      <text:p text:style-name="Standard">[Image Placeholder: Side-by-side portraits of Rick and Elias]</text:p>
      <text:h text:outline-level="1" text:style-name="Heading_20_1">Agreement and Signature</text:h>
      <text:p text:style-name="Standard">By signing below, you acknowledge your understanding of this agreement and your intent to act ethically, collaboratively, and with purpose.</text:p>
      <text:p text:style-name="Standard">Name: ___________________________</text:p>
      <text:p text:style-name="Standard">Email: ___________________________</text:p>
      <text:p text:style-name="Standard">Date: ___________________________</text:p>
      <text:p text:style-name="Standard">Signature: ___________________________</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Heading_20_1" style:family="paragraph" style:display-name="Heading 1">
      <style:text-properties fo:font-size="16pt" fo:font-weight="bold"/>
    </style:style>
    <style:style style:name="Standard" style:family="paragraph" style:display-name="Standard">
      <style:paragraph-properties/>
      <style:text-properties fo:font-size="10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